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4.9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8.54pt"/>
    </style:style>
    <style:style style:name="co6" style:family="table-column">
      <style:table-column-properties fo:break-before="auto" style:column-width="107.66pt"/>
    </style:style>
    <style:style style:name="co7" style:family="table-column">
      <style:table-column-properties fo:break-before="auto" style:column-width="7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results" table:style-name="ta1">
        <table:shapes>
          <draw:frame draw:z-index="0" draw:style-name="gr1" draw:text-style-name="P1" svg:width="512.02pt" svg:height="326.13pt" svg:x="434.18pt" svg:y="185.81pt">
            <loext:p draw:notify-on-update-of-ranges="benchmark_results.E4:benchmark_results.E4 benchmark_results.F4:benchmark_results.F4 benchmark_results.H4:benchmark_results.H4 benchmark_results.H4:benchmark_results.H4 benchmark_results.E2:benchmark_results.E2 benchmark_results.F2:benchmark_results.F2 benchmark_results.H2:benchmark_results.H2 benchmark_results.E3:benchmark_results.E3 benchmark_results.F3:benchmark_results.F3 benchmark_results.H3:benchmark_results.H3 benchmark_results.H3:benchmark_results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dmonds_maximum_cardinality_matching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pf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Ki 95%</text:p>
          </table:table-cell>
        </table:table-row>
        <table:table-row table:style-name="ro1">
          <table:table-cell office:value-type="float" office:value="0.772342" calcext:value-type="float">
            <text:p>0.772342</text:p>
          </table:table-cell>
          <table:table-cell office:value-type="float" office:value="0.401545" calcext:value-type="float">
            <text:p>0.401545</text:p>
          </table:table-cell>
          <table:table-cell office:value-type="float" office:value="0.034424" calcext:value-type="float">
            <text:p>0.034424</text:p>
          </table:table-cell>
          <table:table-cell/>
          <table:table-cell office:value-type="string" calcext:value-type="string">
            <text:p>pothen fan</text:p>
          </table:table-cell>
          <table:table-cell table:formula="of:=AVERAGE([.B2:.B47])" office:value-type="float" office:value="0.402564260869565" calcext:value-type="float">
            <text:p>0.402564260869565</text:p>
          </table:table-cell>
          <table:table-cell table:formula="of:=STDEV([.B2:.B47])" office:value-type="float" office:value="0.000962789591292636" calcext:value-type="float">
            <text:p>0.000962789591293</text:p>
          </table:table-cell>
          <table:table-cell table:formula="of:=1.96*[.G2]/SQRT([.F9])" office:value-type="float" office:value="0.00027823293818329" calcext:value-type="float">
            <text:p>0.000278232938183</text:p>
          </table:table-cell>
        </table:table-row>
        <table:table-row table:style-name="ro1">
          <table:table-cell office:value-type="float" office:value="0.772402" calcext:value-type="float">
            <text:p>0.772402</text:p>
          </table:table-cell>
          <table:table-cell office:value-type="float" office:value="0.401667" calcext:value-type="float">
            <text:p>0.401667</text:p>
          </table:table-cell>
          <table:table-cell office:value-type="float" office:value="0.0415256" calcext:value-type="float">
            <text:p>0.0415256</text:p>
          </table:table-cell>
          <table:table-cell/>
          <table:table-cell office:value-type="string" calcext:value-type="string">
            <text:p>parallel pothen fan</text:p>
          </table:table-cell>
          <table:table-cell table:formula="of:=AVERAGE([.C2:.C47])" office:value-type="float" office:value="0.0360535326086957" calcext:value-type="float">
            <text:p>0.036053532608696</text:p>
          </table:table-cell>
          <table:table-cell table:formula="of:=STDEV([.C2:.C47])" office:value-type="float" office:value="0.00219520079173276" calcext:value-type="float">
            <text:p>0.002195200791733</text:p>
          </table:table-cell>
          <table:table-cell table:formula="of:=1.96*[.G3]/SQRT([.F9])" office:value-type="float" office:value="0.000634382809816281" calcext:value-type="float">
            <text:p>0.000634382809816</text:p>
          </table:table-cell>
        </table:table-row>
        <table:table-row table:style-name="ro1">
          <table:table-cell office:value-type="float" office:value="0.772222" calcext:value-type="float">
            <text:p>0.772222</text:p>
          </table:table-cell>
          <table:table-cell office:value-type="float" office:value="0.401893" calcext:value-type="float">
            <text:p>0.401893</text:p>
          </table:table-cell>
          <table:table-cell office:value-type="float" office:value="0.0379163" calcext:value-type="float">
            <text:p>0.0379163</text:p>
          </table:table-cell>
          <table:table-cell/>
          <table:table-cell office:value-type="string" calcext:value-type="string">
            <text:p>boost:edmonds_maxcm</text:p>
          </table:table-cell>
          <table:table-cell table:formula="of:=AVERAGE([.A2:.A47])" office:value-type="float" office:value="0.872856891304348" calcext:value-type="float">
            <text:p>0.872856891304348</text:p>
          </table:table-cell>
          <table:table-cell table:formula="of:=STDEV([.A2:.A47])" office:value-type="float" office:value="0.0322148950016246" calcext:value-type="float">
            <text:p>0.032214895001625</text:p>
          </table:table-cell>
          <table:table-cell table:formula="of:=1.96*[.G4]/SQRT([.F9])" office:value-type="float" office:value="0.00930966118727375" calcext:value-type="float">
            <text:p>0.009309661187274</text:p>
          </table:table-cell>
        </table:table-row>
        <table:table-row table:style-name="ro1">
          <table:table-cell office:value-type="float" office:value="0.7728" calcext:value-type="float">
            <text:p>0.7728</text:p>
          </table:table-cell>
          <table:table-cell office:value-type="float" office:value="0.400269" calcext:value-type="float">
            <text:p>0.400269</text:p>
          </table:table-cell>
          <table:table-cell office:value-type="float" office:value="0.0343718" calcext:value-type="float">
            <text:p>0.0343718</text:p>
          </table:table-cell>
          <table:table-cell table:number-columns-repeated="5"/>
        </table:table-row>
        <table:table-row table:style-name="ro1">
          <table:table-cell office:value-type="float" office:value="0.833694" calcext:value-type="float">
            <text:p>0.833694</text:p>
          </table:table-cell>
          <table:table-cell office:value-type="float" office:value="0.400127" calcext:value-type="float">
            <text:p>0.400127</text:p>
          </table:table-cell>
          <table:table-cell office:value-type="float" office:value="0.0343592" calcext:value-type="float">
            <text:p>0.0343592</text:p>
          </table:table-cell>
          <table:table-cell/>
          <table:table-cell office:value-type="string" calcext:value-type="string">
            <text:p>Speedup = </text:p>
          </table:table-cell>
          <table:table-cell table:style-name="ce1" table:formula="of:=[.F2]/[.F3]" office:value-type="float" office:value="11.1657369400876" calcext:value-type="float">
            <text:p>11.17</text:p>
          </table:table-cell>
          <table:table-cell table:number-columns-repeated="2"/>
        </table:table-row>
        <table:table-row table:style-name="ro1">
          <table:table-cell office:value-type="float" office:value="0.881524" calcext:value-type="float">
            <text:p>0.881524</text:p>
          </table:table-cell>
          <table:table-cell office:value-type="float" office:value="0.40028" calcext:value-type="float">
            <text:p>0.40028</text:p>
          </table:table-cell>
          <table:table-cell office:value-type="float" office:value="0.0413477" calcext:value-type="float">
            <text:p>0.0413477</text:p>
          </table:table-cell>
          <table:table-cell table:number-columns-repeated="5"/>
        </table:table-row>
        <table:table-row table:style-name="ro1">
          <table:table-cell office:value-type="float" office:value="0.882131" calcext:value-type="float">
            <text:p>0.882131</text:p>
          </table:table-cell>
          <table:table-cell office:value-type="float" office:value="0.402744" calcext:value-type="float">
            <text:p>0.402744</text:p>
          </table:table-cell>
          <table:table-cell office:value-type="float" office:value="0.0344509" calcext:value-type="float">
            <text:p>0.0344509</text:p>
          </table:table-cell>
          <table:table-cell table:number-columns-repeated="5"/>
        </table:table-row>
        <table:table-row table:style-name="ro1">
          <table:table-cell office:value-type="float" office:value="0.88239" calcext:value-type="float">
            <text:p>0.88239</text:p>
          </table:table-cell>
          <table:table-cell office:value-type="float" office:value="0.40279" calcext:value-type="float">
            <text:p>0.40279</text:p>
          </table:table-cell>
          <table:table-cell office:value-type="float" office:value="0.0378875" calcext:value-type="float">
            <text:p>0.0378875</text:p>
          </table:table-cell>
          <table:table-cell/>
          <table:table-cell office:value-type="string" calcext:value-type="string">
            <text:p>n</text:p>
          </table:table-cell>
          <table:table-cell table:formula="of:=COUNT([.A2:.A4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0.880266" calcext:value-type="float">
            <text:p>0.880266</text:p>
          </table:table-cell>
          <table:table-cell office:value-type="float" office:value="0.402284" calcext:value-type="float">
            <text:p>0.402284</text:p>
          </table:table-cell>
          <table:table-cell office:value-type="float" office:value="0.0344651" calcext:value-type="float">
            <text:p>0.0344651</text:p>
          </table:table-cell>
          <table:table-cell table:number-columns-repeated="5"/>
        </table:table-row>
        <table:table-row table:style-name="ro1">
          <table:table-cell office:value-type="float" office:value="0.880724" calcext:value-type="float">
            <text:p>0.880724</text:p>
          </table:table-cell>
          <table:table-cell office:value-type="float" office:value="0.40226" calcext:value-type="float">
            <text:p>0.40226</text:p>
          </table:table-cell>
          <table:table-cell office:value-type="float" office:value="0.0342942" calcext:value-type="float">
            <text:p>0.0342942</text:p>
          </table:table-cell>
          <table:table-cell table:number-columns-repeated="5"/>
        </table:table-row>
        <table:table-row table:style-name="ro1">
          <table:table-cell office:value-type="float" office:value="0.882133" calcext:value-type="float">
            <text:p>0.882133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0344004" calcext:value-type="float">
            <text:p>0.0344004</text:p>
          </table:table-cell>
          <table:table-cell table:number-columns-repeated="5"/>
        </table:table-row>
        <table:table-row table:style-name="ro1">
          <table:table-cell office:value-type="float" office:value="0.88102" calcext:value-type="float">
            <text:p>0.88102</text:p>
          </table:table-cell>
          <table:table-cell office:value-type="float" office:value="0.402693" calcext:value-type="float">
            <text:p>0.402693</text:p>
          </table:table-cell>
          <table:table-cell office:value-type="float" office:value="0.0381986" calcext:value-type="float">
            <text:p>0.0381986</text:p>
          </table:table-cell>
          <table:table-cell table:number-columns-repeated="5"/>
        </table:table-row>
        <table:table-row table:style-name="ro1">
          <table:table-cell office:value-type="float" office:value="0.881342" calcext:value-type="float">
            <text:p>0.881342</text:p>
          </table:table-cell>
          <table:table-cell office:value-type="float" office:value="0.402767" calcext:value-type="float">
            <text:p>0.402767</text:p>
          </table:table-cell>
          <table:table-cell office:value-type="float" office:value="0.0343938" calcext:value-type="float">
            <text:p>0.0343938</text:p>
          </table:table-cell>
          <table:table-cell table:number-columns-repeated="5"/>
        </table:table-row>
        <table:table-row table:style-name="ro1">
          <table:table-cell office:value-type="float" office:value="0.883171" calcext:value-type="float">
            <text:p>0.883171</text:p>
          </table:table-cell>
          <table:table-cell office:value-type="float" office:value="0.402939" calcext:value-type="float">
            <text:p>0.402939</text:p>
          </table:table-cell>
          <table:table-cell office:value-type="float" office:value="0.0380113" calcext:value-type="float">
            <text:p>0.0380113</text:p>
          </table:table-cell>
          <table:table-cell table:number-columns-repeated="5"/>
        </table:table-row>
        <table:table-row table:style-name="ro1">
          <table:table-cell office:value-type="float" office:value="0.883689" calcext:value-type="float">
            <text:p>0.883689</text:p>
          </table:table-cell>
          <table:table-cell office:value-type="float" office:value="0.40283" calcext:value-type="float">
            <text:p>0.40283</text:p>
          </table:table-cell>
          <table:table-cell office:value-type="float" office:value="0.0344177" calcext:value-type="float">
            <text:p>0.0344177</text:p>
          </table:table-cell>
          <table:table-cell table:number-columns-repeated="5"/>
        </table:table-row>
        <table:table-row table:style-name="ro1">
          <table:table-cell office:value-type="float" office:value="0.88334" calcext:value-type="float">
            <text:p>0.88334</text:p>
          </table:table-cell>
          <table:table-cell office:value-type="float" office:value="0.402364" calcext:value-type="float">
            <text:p>0.402364</text:p>
          </table:table-cell>
          <table:table-cell office:value-type="float" office:value="0.0381029" calcext:value-type="float">
            <text:p>0.0381029</text:p>
          </table:table-cell>
          <table:table-cell table:number-columns-repeated="5"/>
        </table:table-row>
        <table:table-row table:style-name="ro1">
          <table:table-cell office:value-type="float" office:value="0.883361" calcext:value-type="float">
            <text:p>0.883361</text:p>
          </table:table-cell>
          <table:table-cell office:value-type="float" office:value="0.402372" calcext:value-type="float">
            <text:p>0.402372</text:p>
          </table:table-cell>
          <table:table-cell office:value-type="float" office:value="0.0344222" calcext:value-type="float">
            <text:p>0.0344222</text:p>
          </table:table-cell>
          <table:table-cell table:number-columns-repeated="5"/>
        </table:table-row>
        <table:table-row table:style-name="ro1">
          <table:table-cell office:value-type="float" office:value="0.88489" calcext:value-type="float">
            <text:p>0.88489</text:p>
          </table:table-cell>
          <table:table-cell office:value-type="float" office:value="0.402265" calcext:value-type="float">
            <text:p>0.402265</text:p>
          </table:table-cell>
          <table:table-cell office:value-type="float" office:value="0.0379741" calcext:value-type="float">
            <text:p>0.0379741</text:p>
          </table:table-cell>
          <table:table-cell table:number-columns-repeated="5"/>
        </table:table-row>
        <table:table-row table:style-name="ro1">
          <table:table-cell office:value-type="float" office:value="0.884314" calcext:value-type="float">
            <text:p>0.884314</text:p>
          </table:table-cell>
          <table:table-cell office:value-type="float" office:value="0.402573" calcext:value-type="float">
            <text:p>0.402573</text:p>
          </table:table-cell>
          <table:table-cell office:value-type="float" office:value="0.0344966" calcext:value-type="float">
            <text:p>0.0344966</text:p>
          </table:table-cell>
          <table:table-cell table:number-columns-repeated="5"/>
        </table:table-row>
        <table:table-row table:style-name="ro1">
          <table:table-cell office:value-type="float" office:value="0.883929" calcext:value-type="float">
            <text:p>0.883929</text:p>
          </table:table-cell>
          <table:table-cell office:value-type="float" office:value="0.402724" calcext:value-type="float">
            <text:p>0.402724</text:p>
          </table:table-cell>
          <table:table-cell office:value-type="float" office:value="0.0379886" calcext:value-type="float">
            <text:p>0.0379886</text:p>
          </table:table-cell>
          <table:table-cell table:number-columns-repeated="5"/>
        </table:table-row>
        <table:table-row table:style-name="ro1">
          <table:table-cell office:value-type="float" office:value="0.882079" calcext:value-type="float">
            <text:p>0.882079</text:p>
          </table:table-cell>
          <table:table-cell office:value-type="float" office:value="0.402945" calcext:value-type="float">
            <text:p>0.402945</text:p>
          </table:table-cell>
          <table:table-cell office:value-type="float" office:value="0.0377363" calcext:value-type="float">
            <text:p>0.0377363</text:p>
          </table:table-cell>
          <table:table-cell table:number-columns-repeated="5"/>
        </table:table-row>
        <table:table-row table:style-name="ro1">
          <table:table-cell office:value-type="float" office:value="0.882073" calcext:value-type="float">
            <text:p>0.882073</text:p>
          </table:table-cell>
          <table:table-cell office:value-type="float" office:value="0.402886" calcext:value-type="float">
            <text:p>0.402886</text:p>
          </table:table-cell>
          <table:table-cell office:value-type="float" office:value="0.0344298" calcext:value-type="float">
            <text:p>0.0344298</text:p>
          </table:table-cell>
          <table:table-cell table:number-columns-repeated="5"/>
        </table:table-row>
        <table:table-row table:style-name="ro1">
          <table:table-cell office:value-type="float" office:value="0.883178" calcext:value-type="float">
            <text:p>0.883178</text:p>
          </table:table-cell>
          <table:table-cell office:value-type="float" office:value="0.402842" calcext:value-type="float">
            <text:p>0.402842</text:p>
          </table:table-cell>
          <table:table-cell office:value-type="float" office:value="0.0377525" calcext:value-type="float">
            <text:p>0.0377525</text:p>
          </table:table-cell>
          <table:table-cell table:number-columns-repeated="5"/>
        </table:table-row>
        <table:table-row table:style-name="ro1">
          <table:table-cell office:value-type="float" office:value="0.882413" calcext:value-type="float">
            <text:p>0.882413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0346029" calcext:value-type="float">
            <text:p>0.0346029</text:p>
          </table:table-cell>
          <table:table-cell table:number-columns-repeated="5"/>
        </table:table-row>
        <table:table-row table:style-name="ro1">
          <table:table-cell office:value-type="float" office:value="0.884726" calcext:value-type="float">
            <text:p>0.884726</text:p>
          </table:table-cell>
          <table:table-cell office:value-type="float" office:value="0.402684" calcext:value-type="float">
            <text:p>0.402684</text:p>
          </table:table-cell>
          <table:table-cell office:value-type="float" office:value="0.0345215" calcext:value-type="float">
            <text:p>0.0345215</text:p>
          </table:table-cell>
          <table:table-cell table:number-columns-repeated="5"/>
        </table:table-row>
        <table:table-row table:style-name="ro1">
          <table:table-cell office:value-type="float" office:value="0.883663" calcext:value-type="float">
            <text:p>0.883663</text:p>
          </table:table-cell>
          <table:table-cell office:value-type="float" office:value="0.402948" calcext:value-type="float">
            <text:p>0.402948</text:p>
          </table:table-cell>
          <table:table-cell office:value-type="float" office:value="0.0345488" calcext:value-type="float">
            <text:p>0.0345488</text:p>
          </table:table-cell>
          <table:table-cell table:number-columns-repeated="5"/>
        </table:table-row>
        <table:table-row table:style-name="ro1">
          <table:table-cell office:value-type="float" office:value="0.883674" calcext:value-type="float">
            <text:p>0.883674</text:p>
          </table:table-cell>
          <table:table-cell office:value-type="float" office:value="0.402959" calcext:value-type="float">
            <text:p>0.402959</text:p>
          </table:table-cell>
          <table:table-cell office:value-type="float" office:value="0.035777" calcext:value-type="float">
            <text:p>0.035777</text:p>
          </table:table-cell>
          <table:table-cell table:number-columns-repeated="5"/>
        </table:table-row>
        <table:table-row table:style-name="ro1">
          <table:table-cell office:value-type="float" office:value="0.883254" calcext:value-type="float">
            <text:p>0.883254</text:p>
          </table:table-cell>
          <table:table-cell office:value-type="float" office:value="0.402607" calcext:value-type="float">
            <text:p>0.402607</text:p>
          </table:table-cell>
          <table:table-cell office:value-type="float" office:value="0.0391013" calcext:value-type="float">
            <text:p>0.0391013</text:p>
          </table:table-cell>
          <table:table-cell table:number-columns-repeated="5"/>
        </table:table-row>
        <table:table-row table:style-name="ro1">
          <table:table-cell office:value-type="float" office:value="0.883396" calcext:value-type="float">
            <text:p>0.883396</text:p>
          </table:table-cell>
          <table:table-cell office:value-type="float" office:value="0.402654" calcext:value-type="float">
            <text:p>0.402654</text:p>
          </table:table-cell>
          <table:table-cell office:value-type="float" office:value="0.0379666" calcext:value-type="float">
            <text:p>0.0379666</text:p>
          </table:table-cell>
          <table:table-cell table:number-columns-repeated="5"/>
        </table:table-row>
        <table:table-row table:style-name="ro1">
          <table:table-cell office:value-type="float" office:value="0.884098" calcext:value-type="float">
            <text:p>0.884098</text:p>
          </table:table-cell>
          <table:table-cell office:value-type="float" office:value="0.402194" calcext:value-type="float">
            <text:p>0.402194</text:p>
          </table:table-cell>
          <table:table-cell office:value-type="float" office:value="0.0355298" calcext:value-type="float">
            <text:p>0.0355298</text:p>
          </table:table-cell>
          <table:table-cell table:number-columns-repeated="5"/>
        </table:table-row>
        <table:table-row table:style-name="ro1">
          <table:table-cell office:value-type="float" office:value="0.883939" calcext:value-type="float">
            <text:p>0.883939</text:p>
          </table:table-cell>
          <table:table-cell office:value-type="float" office:value="0.402746" calcext:value-type="float">
            <text:p>0.402746</text:p>
          </table:table-cell>
          <table:table-cell office:value-type="float" office:value="0.0354273" calcext:value-type="float">
            <text:p>0.0354273</text:p>
          </table:table-cell>
          <table:table-cell table:number-columns-repeated="5"/>
        </table:table-row>
        <table:table-row table:style-name="ro1">
          <table:table-cell office:value-type="float" office:value="0.884438" calcext:value-type="float">
            <text:p>0.884438</text:p>
          </table:table-cell>
          <table:table-cell office:value-type="float" office:value="0.402883" calcext:value-type="float">
            <text:p>0.402883</text:p>
          </table:table-cell>
          <table:table-cell office:value-type="float" office:value="0.0342215" calcext:value-type="float">
            <text:p>0.0342215</text:p>
          </table:table-cell>
          <table:table-cell table:number-columns-repeated="5"/>
        </table:table-row>
        <table:table-row table:style-name="ro1">
          <table:table-cell office:value-type="float" office:value="0.883882" calcext:value-type="float">
            <text:p>0.883882</text:p>
          </table:table-cell>
          <table:table-cell office:value-type="float" office:value="0.402806" calcext:value-type="float">
            <text:p>0.402806</text:p>
          </table:table-cell>
          <table:table-cell office:value-type="float" office:value="0.0392696" calcext:value-type="float">
            <text:p>0.0392696</text:p>
          </table:table-cell>
          <table:table-cell table:number-columns-repeated="5"/>
        </table:table-row>
        <table:table-row table:style-name="ro1">
          <table:table-cell office:value-type="float" office:value="0.884619" calcext:value-type="float">
            <text:p>0.884619</text:p>
          </table:table-cell>
          <table:table-cell office:value-type="float" office:value="0.402538" calcext:value-type="float">
            <text:p>0.402538</text:p>
          </table:table-cell>
          <table:table-cell office:value-type="float" office:value="0.0345006" calcext:value-type="float">
            <text:p>0.0345006</text:p>
          </table:table-cell>
          <table:table-cell table:number-columns-repeated="5"/>
        </table:table-row>
        <table:table-row table:style-name="ro1">
          <table:table-cell office:value-type="float" office:value="0.883368" calcext:value-type="float">
            <text:p>0.883368</text:p>
          </table:table-cell>
          <table:table-cell office:value-type="float" office:value="0.402572" calcext:value-type="float">
            <text:p>0.402572</text:p>
          </table:table-cell>
          <table:table-cell office:value-type="float" office:value="0.0309059" calcext:value-type="float">
            <text:p>0.0309059</text:p>
          </table:table-cell>
          <table:table-cell table:number-columns-repeated="5"/>
        </table:table-row>
        <table:table-row table:style-name="ro1">
          <table:table-cell office:value-type="float" office:value="0.886023" calcext:value-type="float">
            <text:p>0.886023</text:p>
          </table:table-cell>
          <table:table-cell office:value-type="float" office:value="0.402627" calcext:value-type="float">
            <text:p>0.402627</text:p>
          </table:table-cell>
          <table:table-cell office:value-type="float" office:value="0.0351722" calcext:value-type="float">
            <text:p>0.0351722</text:p>
          </table:table-cell>
          <table:table-cell table:number-columns-repeated="5"/>
        </table:table-row>
        <table:table-row table:style-name="ro1">
          <table:table-cell office:value-type="float" office:value="0.884783" calcext:value-type="float">
            <text:p>0.884783</text:p>
          </table:table-cell>
          <table:table-cell office:value-type="float" office:value="0.403086" calcext:value-type="float">
            <text:p>0.403086</text:p>
          </table:table-cell>
          <table:table-cell office:value-type="float" office:value="0.0343541" calcext:value-type="float">
            <text:p>0.0343541</text:p>
          </table:table-cell>
          <table:table-cell table:number-columns-repeated="5"/>
        </table:table-row>
        <table:table-row table:style-name="ro1">
          <table:table-cell office:value-type="float" office:value="0.883215" calcext:value-type="float">
            <text:p>0.883215</text:p>
          </table:table-cell>
          <table:table-cell office:value-type="float" office:value="0.402478" calcext:value-type="float">
            <text:p>0.402478</text:p>
          </table:table-cell>
          <table:table-cell office:value-type="float" office:value="0.0346014" calcext:value-type="float">
            <text:p>0.0346014</text:p>
          </table:table-cell>
          <table:table-cell table:number-columns-repeated="5"/>
        </table:table-row>
        <table:table-row table:style-name="ro1">
          <table:table-cell office:value-type="float" office:value="0.884312" calcext:value-type="float">
            <text:p>0.884312</text:p>
          </table:table-cell>
          <table:table-cell office:value-type="float" office:value="0.402853" calcext:value-type="float">
            <text:p>0.402853</text:p>
          </table:table-cell>
          <table:table-cell office:value-type="float" office:value="0.034543" calcext:value-type="float">
            <text:p>0.034543</text:p>
          </table:table-cell>
          <table:table-cell table:number-columns-repeated="5"/>
        </table:table-row>
        <table:table-row table:style-name="ro1">
          <table:table-cell office:value-type="float" office:value="0.886165" calcext:value-type="float">
            <text:p>0.886165</text:p>
          </table:table-cell>
          <table:table-cell office:value-type="float" office:value="0.402733" calcext:value-type="float">
            <text:p>0.402733</text:p>
          </table:table-cell>
          <table:table-cell office:value-type="float" office:value="0.0344237" calcext:value-type="float">
            <text:p>0.0344237</text:p>
          </table:table-cell>
          <table:table-cell table:number-columns-repeated="5"/>
        </table:table-row>
        <table:table-row table:style-name="ro1">
          <table:table-cell office:value-type="float" office:value="0.885696" calcext:value-type="float">
            <text:p>0.885696</text:p>
          </table:table-cell>
          <table:table-cell office:value-type="float" office:value="0.403179" calcext:value-type="float">
            <text:p>0.403179</text:p>
          </table:table-cell>
          <table:table-cell office:value-type="float" office:value="0.0388275" calcext:value-type="float">
            <text:p>0.0388275</text:p>
          </table:table-cell>
          <table:table-cell table:number-columns-repeated="5"/>
        </table:table-row>
        <table:table-row table:style-name="ro1">
          <table:table-cell office:value-type="float" office:value="0.886521" calcext:value-type="float">
            <text:p>0.886521</text:p>
          </table:table-cell>
          <table:table-cell office:value-type="float" office:value="0.402564" calcext:value-type="float">
            <text:p>0.402564</text:p>
          </table:table-cell>
          <table:table-cell office:value-type="float" office:value="0.035373" calcext:value-type="float">
            <text:p>0.035373</text:p>
          </table:table-cell>
          <table:table-cell table:number-columns-repeated="5"/>
        </table:table-row>
        <table:table-row table:style-name="ro1">
          <table:table-cell office:value-type="float" office:value="0.884145" calcext:value-type="float">
            <text:p>0.884145</text:p>
          </table:table-cell>
          <table:table-cell office:value-type="float" office:value="0.407021" calcext:value-type="float">
            <text:p>0.407021</text:p>
          </table:table-cell>
          <table:table-cell office:value-type="float" office:value="0.0351804" calcext:value-type="float">
            <text:p>0.0351804</text:p>
          </table:table-cell>
          <table:table-cell table:number-columns-repeated="5"/>
        </table:table-row>
        <table:table-row table:style-name="ro1">
          <table:table-cell office:value-type="float" office:value="0.886656" calcext:value-type="float">
            <text:p>0.886656</text:p>
          </table:table-cell>
          <table:table-cell office:value-type="float" office:value="0.402294" calcext:value-type="float">
            <text:p>0.402294</text:p>
          </table:table-cell>
          <table:table-cell office:value-type="float" office:value="0.0380003" calcext:value-type="float">
            <text:p>0.0380003</text:p>
          </table:table-cell>
          <table:table-cell table:number-columns-repeated="5"/>
        </table:table-row>
        <table:table-row table:style-name="ro1">
          <table:table-cell office:value-type="float" office:value="0.883955" calcext:value-type="float">
            <text:p>0.883955</text:p>
          </table:table-cell>
          <table:table-cell office:value-type="float" office:value="0.403075" calcext:value-type="float">
            <text:p>0.403075</text:p>
          </table:table-cell>
          <table:table-cell office:value-type="float" office:value="0.0387213" calcext:value-type="float">
            <text:p>0.0387213</text:p>
          </table:table-cell>
          <table:table-cell table:number-columns-repeated="5"/>
        </table:table-row>
        <table:table-row table:style-name="ro1">
          <table:table-cell office:value-type="float" office:value="0.885462" calcext:value-type="float">
            <text:p>0.885462</text:p>
          </table:table-cell>
          <table:table-cell office:value-type="float" office:value="0.402844" calcext:value-type="float">
            <text:p>0.402844</text:p>
          </table:table-cell>
          <table:table-cell office:value-type="float" office:value="0.0355257" calcext:value-type="float">
            <text:p>0.0355257</text:p>
          </table:table-cell>
          <table:table-cell table:number-columns-repeated="5"/>
        </table:table-row>
      </table:table>
      <table:table table:name="Plot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5T18:15:08.152576507</dc:date>
    <meta:editing-duration>PT6M13S</meta:editing-duration>
    <meta:editing-cycles>8</meta:editing-cycles>
    <meta:generator>LibreOffice/5.2.2.2.0$Linux_X86_64 LibreOffice_project/20m0$Build-2</meta:generator>
    <meta:document-statistic meta:table-count="2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benchmark_results.H4:benchmark_results.H4" chart:error-lower-range="benchmark_results.H4:benchmark_results.H4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benchmark_results.H4:benchmark_results.H4" chart:error-lower-range="benchmark_results.H4:benchmark_results.H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benchmark_results.H2:benchmark_results.H2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benchmark_results.H2:benchmark_results.H2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benchmark_results.H3:benchmark_results.H3" chart:error-lower-range="benchmark_results.H3:benchmark_results.H3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benchmark_results.H3:benchmark_results.H3" chart:error-lower-range="benchmark_results.H3:benchmark_results.H3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64cm" svg:height="11.506cm" xlink:href=".." xlink:type="simple" chart:class="chart:bar" chart:row-mapping="2 0 1" chart:style-name="ch1">
        <chart:title svg:x="6.872cm" svg:y="0.366cm" chart:style-name="ch2">
          <text:p>Runtime on Xeon Phi</text:p>
        </chart:title>
        <chart:subtitle svg:x="3.3cm" svg:y="1.415cm" chart:style-name="ch3">
          <text:p>G = (U,V) |V| = 73364, |E| = 88328, n = 50, CI 95%, Speedup = 11</text:p>
        </chart:subtitle>
        <chart:legend chart:legend-position="end" svg:x="13.631cm" svg:y="4.956cm" style:legend-expansion="high" chart:style-name="ch4"/>
        <chart:plot-area chart:style-name="ch5" table:cell-range-address="benchmark_results.E2:benchmark_results.F4" chart:data-source-has-labels="column" svg:x="1.372cm" svg:y="2.288cm" svg:width="11.898cm" svg:height="8.988cm">
          <chartooo:coordinate-region svg:x="2.099cm" svg:y="2.487cm" svg:width="11.171cm" svg:height="8.59cm"/>
          <chart:axis chart:dimension="x" chart:name="primary-x" chart:style-name="ch6"/>
          <chart:axis chart:dimension="y" chart:name="primary-y" chart:style-name="ch7">
            <chart:title svg:x="0.451cm" svg:y="7.911cm" chart:style-name="ch8">
              <text:p>runtimetime [s]</text:p>
            </chart:title>
            <chart:grid chart:style-name="ch9" chart:class="major"/>
          </chart:axis>
          <chart:series chart:style-name="ch10" chart:values-cell-range-address="benchmark_results.F4:benchmark_results.F4" chart:label-cell-address="benchmark_results.E4:benchmark_results.E4" chart:class="chart:bar">
            <chart:error-indicator chart:style-name="ch11" chart:dimension="y"/>
            <chart:data-point/>
          </chart:series>
          <chart:series chart:style-name="ch12" chart:values-cell-range-address="benchmark_results.F2:benchmark_results.F2" chart:label-cell-address="benchmark_results.E2:benchmark_results.E2" chart:class="chart:bar">
            <chart:error-indicator chart:style-name="ch13" chart:dimension="y"/>
            <chart:data-point/>
          </chart:series>
          <chart:series chart:style-name="ch14" chart:values-cell-range-address="benchmark_results.F3:benchmark_results.F3" chart:label-cell-address="benchmark_results.E3:benchmark_results.E3" chart:class="chart:bar">
            <chart:error-indicator chart:style-name="ch15" chart:dimension="y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oost:edmonds_maxcm</text:p>
                <draw:g>
                  <svg:desc>benchmark_results.E4:benchmark_results.E4</svg:desc>
                </draw:g>
              </table:table-cell>
              <table:table-cell office:value-type="float" office:value="0.872856891304348">
                <text:p>0.872856891304348</text:p>
                <draw:g>
                  <svg:desc>benchmark_results.F4:benchmark_results.F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930966118727375">
                <text:p>0.00930966118727375</text:p>
                <draw:g>
                  <svg:desc>benchmark_results.H4:benchmark_results.H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930966118727375">
                <text:p>0.00930966118727375</text:p>
                <draw:g>
                  <svg:desc>benchmark_results.H4:benchmark_results.H4</svg:desc>
                </draw:g>
              </table:table-cell>
            </table:table-row>
            <table:table-row>
              <table:table-cell office:value-type="string">
                <text:p>pothen fan</text:p>
                <draw:g>
                  <svg:desc>benchmark_results.E2:benchmark_results.E2</svg:desc>
                </draw:g>
              </table:table-cell>
              <table:table-cell office:value-type="float" office:value="0.402564260869565">
                <text:p>0.402564260869565</text:p>
                <draw:g>
                  <svg:desc>benchmark_results.F2:benchmark_results.F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027823293818329">
                <text:p>0.00027823293818329</text:p>
                <draw:g>
                  <svg:desc>benchmark_results.H2:benchmark_results.H2</svg:desc>
                </draw:g>
              </table:table-cell>
            </table:table-row>
            <table:table-row>
              <table:table-cell office:value-type="string">
                <text:p>parallel pothen fan</text:p>
                <draw:g>
                  <svg:desc>benchmark_results.E3:benchmark_results.E3</svg:desc>
                </draw:g>
              </table:table-cell>
              <table:table-cell office:value-type="float" office:value="0.0360535326086957">
                <text:p>0.0360535326086957</text:p>
                <draw:g>
                  <svg:desc>benchmark_results.F3:benchmark_results.F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0634382809816281">
                <text:p>0.000634382809816281</text:p>
                <draw:g>
                  <svg:desc>benchmark_results.H3:benchmark_results.H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00634382809816281">
                <text:p>0.000634382809816281</text:p>
                <draw:g>
                  <svg:desc>benchmark_results.H3:benchmark_results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